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 svg:font-family="'Courier New'"/>
    <style:font-face style:name="StarSymbol" svg:font-family="StarSymbol"/>
    <style:font-face style:name="Symbol" svg:font-family="Symbol"/>
    <style:font-face style:name="Norasi" svg:font-family="Norasi"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7"/>
    <style:style style:name="P2" style:family="paragraph" style:parent-style-name="Standard" style:list-style-name="L8"/>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none"/>
    </style:style>
    <style:style style:name="P5" style:family="paragraph" style:parent-style-name="Standard" style:list-style-name="L9"/>
    <style:style style:name="P6" style:family="paragraph" style:parent-style-name="Standard" style:list-style-name="L10"/>
    <style:style style:name="P7" style:family="paragraph" style:parent-style-name="Standard" style:list-style-name="L11"/>
    <style:style style:name="P8" style:family="paragraph" style:parent-style-name="Standard" style:list-style-name="L12"/>
    <style:style style:name="P9" style:family="paragraph" style:parent-style-name="Standard" style:list-style-name="L13"/>
    <style:style style:name="P10" style:family="paragraph" style:parent-style-name="Standard" style:list-style-name="L14"/>
    <style:style style:name="P11" style:family="paragraph" style:parent-style-name="Text_20_body">
      <style:text-properties fo:font-weight="bold" style:font-weight-asian="bold" style:font-weight-complex="bold"/>
    </style:style>
    <style:style style:name="P12" style:family="paragraph" style:parent-style-name="Text_20_body" style:list-style-name="L2">
      <style:paragraph-properties fo:margin-top="0in" fo:margin-bottom="0.0835in"/>
    </style:style>
    <style:style style:name="P13" style:family="paragraph" style:parent-style-name="Text_20_body" style:list-style-name="L3">
      <style:paragraph-properties fo:margin-top="0in" fo:margin-bottom="0.0835in"/>
    </style:style>
    <style:style style:name="P14" style:family="paragraph" style:parent-style-name="Text_20_body" style:list-style-name="L1">
      <style:paragraph-properties fo:margin-top="0in" fo:margin-bottom="0.0835in"/>
      <style:text-properties fo:font-weight="normal" style:font-weight-asian="normal" style:font-weight-complex="normal"/>
    </style:style>
    <style:style style:name="P15" style:family="paragraph" style:parent-style-name="Text_20_body" style:list-style-name="L1">
      <style:paragraph-properties fo:margin-top="0in" fo:margin-bottom="0.0835in"/>
      <style:text-properties fo:font-weight="normal" style:font-weight-asian="normal" style:font-weight-complex="normal"/>
    </style:style>
    <style:style style:name="P16" style:family="paragraph" style:parent-style-name="Text_20_body" style:list-style-name="L1">
      <style:paragraph-properties fo:margin-top="0in" fo:margin-bottom="0.0835in"/>
      <style:text-properties fo:font-weight="normal" style:font-weight-asian="normal" style:font-weight-complex="normal"/>
    </style:style>
    <style:style style:name="P17" style:family="paragraph" style:parent-style-name="Text_20_body" style:list-style-name="L1">
      <style:paragraph-properties fo:margin-top="0in" fo:margin-bottom="0.0835in"/>
      <style:text-properties fo:font-weight="normal" style:font-weight-asian="normal" style:font-weight-complex="normal"/>
    </style:style>
    <style:style style:name="P18" style:family="paragraph" style:parent-style-name="Text_20_body" style:list-style-name="L2">
      <style:paragraph-properties fo:margin-top="0in" fo:margin-bottom="0.0835in"/>
      <style:text-properties fo:font-weight="normal" style:font-weight-asian="normal" style:font-weight-complex="normal"/>
    </style:style>
    <style:style style:name="P19" style:family="paragraph" style:parent-style-name="Text_20_body" style:list-style-name="L2">
      <style:paragraph-properties fo:margin-top="0in" fo:margin-bottom="0.0835in"/>
      <style:text-properties fo:font-weight="normal" style:font-weight-asian="normal" style:font-weight-complex="normal"/>
    </style:style>
    <style:style style:name="P20" style:family="paragraph" style:parent-style-name="Text_20_body" style:list-style-name="L2">
      <style:paragraph-properties fo:margin-top="0in" fo:margin-bottom="0.0835in"/>
      <style:text-properties fo:font-weight="normal" style:font-weight-asian="normal" style:font-weight-complex="normal"/>
    </style:style>
    <style:style style:name="P21" style:family="paragraph" style:parent-style-name="Text_20_body" style:list-style-name="L2">
      <style:paragraph-properties fo:margin-top="0in" fo:margin-bottom="0.0835in"/>
      <style:text-properties fo:font-weight="normal" style:font-weight-asian="normal" style:font-weight-complex="normal"/>
    </style:style>
    <style:style style:name="P22" style:family="paragraph" style:parent-style-name="Text_20_body" style:list-style-name="L2">
      <style:paragraph-properties fo:margin-top="0in" fo:margin-bottom="0.0835in"/>
      <style:text-properties fo:font-weight="normal" style:font-weight-asian="normal" style:font-weight-complex="normal"/>
    </style:style>
    <style:style style:name="P23" style:family="paragraph" style:parent-style-name="Text_20_body" style:list-style-name="L2">
      <style:paragraph-properties fo:margin-top="0in" fo:margin-bottom="0.0835in"/>
      <style:text-properties fo:font-weight="normal" style:font-weight-asian="normal" style:font-weight-complex="normal"/>
    </style:style>
    <style:style style:name="P24" style:family="paragraph" style:parent-style-name="Text_20_body" style:list-style-name="L3">
      <style:paragraph-properties fo:margin-top="0in" fo:margin-bottom="0.0835in"/>
      <style:text-properties fo:font-weight="normal" style:font-weight-asian="normal" style:font-weight-complex="normal"/>
    </style:style>
    <style:style style:name="P25" style:family="paragraph" style:parent-style-name="Text_20_body" style:list-style-name="L3">
      <style:paragraph-properties fo:margin-top="0in" fo:margin-bottom="0.0835in"/>
      <style:text-properties fo:font-weight="normal" style:font-weight-asian="normal" style:font-weight-complex="normal"/>
    </style:style>
    <style:style style:name="P26" style:family="paragraph" style:parent-style-name="Text_20_body" style:list-style-name="L3">
      <style:paragraph-properties fo:margin-top="0in" fo:margin-bottom="0.0835in"/>
      <style:text-properties fo:font-weight="normal" style:font-weight-asian="normal" style:font-weight-complex="normal"/>
    </style:style>
    <style:style style:name="P27" style:family="paragraph" style:parent-style-name="Text_20_body" style:list-style-name="L6">
      <style:paragraph-properties fo:margin-left="0in" fo:margin-right="0in" fo:text-indent="0in" style:auto-text-indent="false"/>
    </style:style>
    <style:style style:name="T1" style:family="text">
      <style:text-properties fo:font-size="12pt"/>
    </style:style>
    <style:style style:name="T2" style:family="text">
      <style:text-properties style:text-line-through-style="none" style:text-underline-style="none" style:text-blinking="false"/>
    </style:style>
    <style:style style:name="T3" style:family="text">
      <style:text-properties style:text-line-through-style="none" style:text-underline-style="none" fo:font-weight="normal" style:text-blinking="false" style:font-weight-asian="normal" style:font-weight-complex="normal"/>
    </style:style>
    <style:style style:name="T4" style:family="text">
      <style:text-properties style:text-line-through-style="none" style:font-name="Symbol" style:text-underline-style="none" fo:font-weight="normal" style:text-blinking="false"/>
    </style:style>
    <style:style style:name="T5" style:family="text">
      <style:text-properties fo:font-variant="normal" fo:text-transform="none" style:text-line-through-style="none" style:font-name="Symbol" style:text-underline-style="none" fo:font-weight="normal" style:text-blinking="false"/>
    </style:style>
    <style:style style:name="T6" style:family="text">
      <style:text-properties fo:font-weight="normal"/>
    </style:style>
    <style:style style:name="T7" style:family="text">
      <style:text-properties style:font-weight-asian="normal"/>
    </style:style>
    <style:style style:name="T8" style:family="text">
      <style:text-properties style:font-weight-complex="normal"/>
    </style:style>
    <style:style style:name="T9" style:family="text">
      <style:text-properties style:text-underline-style="none"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font-name="Nimbus Roman No9 L"/>
    </style:style>
    <style:style style:name="T12" style:family="text">
      <style:text-properties style:font-size-asian="12pt"/>
    </style:style>
    <style:style style:name="T13" style:family="text">
      <style:text-properties style:font-size-complex="12pt"/>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Chapter 6 “The Causes of Environmental Degradation”</text:span></text:p>
      <text:p text:style-name="Standard">Introduction</text:p>
      <text:list text:style-name="L1">
        <text:list-item>
          <text:p text:style-name="P14">Factors behind environmental degradation and unsustainable development: </text:p>
          <text:list>
            <text:list-item>
              <text:p text:style-name="P14">Failure to assess properly the true economic value of the many goods and services provided by natural capital </text:p>
            </text:list-item>
            <text:list-item>
              <text:p text:style-name="P14">Failure to account for the economic consequences of natural capital depletion and degradation </text:p>
            </text:list-item>
            <text:list-item>
              <text:p text:style-name="P14">Failure of institutions, market and government policies, to provide adequate incentives and investments for efficient and sustainable management of natural capital </text:p>
            </text:list-item>
          </text:list>
        </text:list-item>
      </text:list>
      <text:p text:style-name="Standard">Market, Institutional and Government Failures</text:p>
      <text:list text:style-name="L2">
        <text:list-item>
          <text:p text:style-name="P18">‘Market failure (or the missing markets phenomenon) exists when the characteristics of resources and/or existing institutions fail to allow markets to reflect environmental values. </text:p>
        </text:list-item>
        <text:list-item>
          <text:p text:style-name="P18">Causes: </text:p>
          <text:list>
            <text:list-item>
              <text:p text:style-name="P18">Open access resource exploitation </text:p>
            </text:list-item>
            <text:list-item>
              <text:p text:style-name="P18">Public environmental goods </text:p>
            </text:list-item>
            <text:list-item>
              <text:p text:style-name="P18">Externalities </text:p>
            </text:list-item>
            <text:list-item>
              <text:p text:style-name="P18">Incomplete information and markets </text:p>
            </text:list-item>
            <text:list-item>
              <text:p text:style-name="P12">Imperfect competition </text:p>
            </text:list-item>
          </text:list>
        </text:list-item>
      </text:list>
      <text:list text:style-name="L3">
        <text:list-item>
          <text:p text:style-name="P24">Institutional failure comes from the lack of appropriate social institutions, e.g., laws, private property rights, or where existing institutions are inadequate or ineffective. </text:p>
        </text:list-item>
        <text:list-item>
          <text:p text:style-name="P24">Government or policy failure occurs when public policies required to correct for market and institutional failures over- or under-correct for the problem, or when other policies cause environmental problems, e.g., agricultural programs. See Figure 6.1 for typology of linkages between economic policies and environmental management. </text:p>
        </text:list-item>
        <text:list-item>
          <text:p text:style-name="P24">All types of failures lead to a distortion of economic incentives, such that the private costs (or benefits) do not reflect the full social costs (benefits) of the action by individual, firm or government actions. </text:p>
        </text:list-item>
        <text:list-item>
          <text:p text:style-name="P13">See classroom discussions of the economic and environmental effects of negative and positive externalities, and of public goods. </text:p>
        </text:list-item>
      </text:list>
      <text:p text:style-name="Standard"><text:span text:style-name="T10">Economic Growth and the Environment: The EKC Curve revisited</text:span></text:p>
      <text:list text:style-name="L6">
        <text:list-item>
          <text:p text:style-name="P27"><text:span text:style-name="T2">For most environmental indicators, the turning point of per capita income at which the EKC curve peaks is well above the current income levels for most economies of the world. See SO2 curve in w:st="on"Box 6.1</text:span></text:p>
        </text:list-item>
        <text:list-item>
          <text:p text:style-name="P27"><text:span text:style-name="T2">Thus global environmental degradation will continue to worsen for those indicators as population and economies grow.</text:span></text:p>
        </text:list-item>
        <text:list-item>
          <text:p text:style-name="P27"><text:span text:style-name="T2">However, the conclusion that all economic growth is inherently bad for the environment is not warranted. It really depends on the forces that shape the type of growth.</text:span></text:p>
        </text:list-item>
      </text:list>
      <text:p text:style-name="Standard">The Role of Structural Economic Change</text:p>
      <text:list text:style-name="L7">
        <text:list-item>
          <text:p text:style-name="P1"><text:soft-page-break/>Growth in income also leads to an increase in public research and development for environmental protection</text:p>
        </text:list-item>
        <text:list-item>
          <text:p text:style-name="P1">For economies with different industrial mixes, the responsiveness of pollution abatement varies, e.g., those with a high manufacturing intensity can see large SO2 reductions</text:p>
        </text:list-item>
        <text:list-item>
          <text:p text:style-name="P1">In some countries, the responsiveness seems to depend on technological innovations</text:p>
        </text:list-item>
        <text:list-item>
          <text:p text:style-name="P1">Only a few countries show a break from the strong positive correlation between CO2 and income, and their ‘N’ shaped responses are the result of similar economic transitions, e.g., Canada, U.S. and w:st="on"Luxembourg.</text:p>
        </text:list-item>
      </text:list>
      <text:p text:style-name="Standard"><text:span text:style-name="T3"/></text:p>
      <text:p text:style-name="Standard"><text:span text:style-name="T9">Country Specific Effects</text:span></text:p>
      <text:list text:style-name="L8">
        <text:list-item>
          <text:p text:style-name="P2"><text:span text:style-name="T3">A</text:span><text:span text:style-name="T2">ccumulating evidence suggests that generalizations of an EKC relationship are inappropriate and depend on individual country conditions, from their natural resource bases to industrial history.</text:span></text:p>
        </text:list-item>
      </text:list>
      <text:p text:style-name="Standard"><text:span text:style-name="T2"/></text:p>
      <text:p text:style-name="P4">Role of National and Local Policy</text:p>
      <text:list text:style-name="L9">
        <text:list-item>
          <text:p text:style-name="P5"><text:span text:style-name="T2">Virtually all studies of EKC relationships have concluded that any income-environmental degradation relationship is likely to be significantly affected by national and local (environmental) policies.</text:span></text:p>
        </text:list-item>
      </text:list>
      <text:p text:style-name="Standard"/>
      <text:p text:style-name="Standard">Role of Multilateral Policy</text:p>
      <text:list text:style-name="L10">
        <text:list-item>
          <text:p text:style-name="P6"><text:span text:style-name="T2">Multilateral environmental policy may prove highly significant in influencing the relationship between per-capita income and an environmental problem with global effects, e.g., w:st="on"Montreal Ozone Reduction Agreement.</text:span></text:p>
        </text:list-item>
      </text:list>
      <text:p text:style-name="Standard">Summary</text:p>
      <text:p text:style-name="Standard"><text:span text:style-name="T2">The EKC literature appears to support the view that improved policies for environmental management and sustainable use of natural capital appears to have the </text:span>greatest<text:span text:style-name="T2"> influence on the pattern of economic growth, and thus its impacts on the environment.</text:span></text:p>
      <text:p text:style-name="Standard"><text:span text:style-name="T2"/></text:p>
      <text:p text:style-name="Standard"><text:span text:style-name="T10">International Trade and the Environment</text:span></text:p>
      <text:list text:style-name="L11">
        <text:list-item>
          <text:p text:style-name="P7"><text:span text:style-name="T2">Although trade is not likely the major, or root cause, of global environmental problems, expanded or liberalized trade may reinforce and exacerbate market, policy and institutional failures that underlie environmental problems. </text:span></text:p>
        </text:list-item>
        <text:list-item>
          <text:p text:style-name="P7"><text:span text:style-name="T2">See Box 6.2 for excellent analysis of Mexico deforestation direct and second round effects.</text:span></text:p>
        </text:list-item>
      </text:list>
      <text:p text:style-name="Standard"><text:span text:style-name="T2"/></text:p>
      <text:p text:style-name="P3">Poverty and the Environment</text:p>
      <text:list text:style-name="L12">
        <text:list-item>
          <text:p text:style-name="P8"><text:span text:style-name="T2">Indirect linkages between poverty and the environment</text:span></text:p>
        </text:list-item>
        <text:list-item>
          <text:p text:style-name="P8"><text:span text:style-name="T2">Poverty may not be a direct cause, but a constraining factor in avoiding land degradation or investing in mitigating strategies</text:span></text:p>
        </text:list-item>
        <text:list-item>
          <text:p text:style-name="P8"><text:span text:style-name="T2">Poverty may severely constrain the ability of poor households to compete for high quality land</text:span></text:p>
        </text:list-item>
        <text:list-item>
          <text:p text:style-name="P8"><text:span text:style-name="T2">Although poverty is not the direct cause of environmental degradation, designing appropriate policy responses must consider poverty’s indirect role.</text:span></text:p>
        </text:list-item>
        <text:list-item>
          <text:p text:style-name="P8"><text:span text:style-name="T2">Remember, the poor are not a homogenous group.</text:span></text:p>
        </text:list-item>
        <text:list-item>
          <text:p text:style-name="P8"><text:span text:style-name="T2">Various market, institutional and policy failures are usually at the heart of poverty and environmental degradation relationships. </text:span></text:p>
        </text:list-item>
      </text:list>
      <text:p text:style-name="Standard"><text:span text:style-name="T2"/></text:p>
      <text:p text:style-name="Standard"><text:span text:style-name="T2"/></text:p>
      <text:p text:style-name="P3"><text:soft-page-break/>Population Growth</text:p>
      <text:list text:style-name="L13">
        <text:list-item>
          <text:p text:style-name="P9"><text:span text:style-name="T2">Our world will likely have to accommodate a 50 percent increase in population over the next 50 years, because of projected declines in mortality and demographic momentum. </text:span></text:p>
        </text:list-item>
        <text:list-item>
          <text:p text:style-name="P9"><text:span text:style-name="T2">Will the population increase cause a global environmental catastrophe?</text:span></text:p>
        </text:list-item>
        <text:list-item>
          <text:p text:style-name="P9"><text:span text:style-name="T2">Population increase also increases human capital, and can spur technological innovation.</text:span></text:p>
        </text:list-item>
        <text:list-item>
          <text:p text:style-name="P9"><text:span text:style-name="T2">The population-environment connection is not uniform across countries, due to varying cultural, market, institutional and policy settings. </text:span></text:p>
        </text:list-item>
        <text:list-item>
          <text:p text:style-name="P9"><text:span text:style-name="T2">Large families tend to depress the education level because of resource spreading.</text:span></text:p>
        </text:list-item>
        <text:list-item>
          <text:p text:style-name="P9"><text:span text:style-name="T2">Projections of food shortages due to population increases and land intensification have not materialized.</text:span></text:p>
        </text:list-item>
        <text:list-item>
          <text:p text:style-name="P9"><text:span text:style-name="T2">Fuelwood and water problems have materialized in some countries, but linking them directly to population growth is difficult. Often, they result from the various market, institutional and policy failures.</text:span></text:p>
        </text:list-item>
      </text:list>
      <text:p text:style-name="Standard"><text:span text:style-name="T10">Subsidies</text:span></text:p>
      <text:list text:style-name="L14">
        <text:list-item>
          <text:p text:style-name="P10"><text:span text:style-name="T2">A subsidy is any form of intervention which lowers the cost of production of a producer, or raises the price received by the producer, compared to the cost and price that would prevail in an ‘undistorted’ market.</text:span></text:p>
        </text:list-item>
        <text:list-item>
          <text:p text:style-name="P10"><text:span text:style-name="T2">Producer subsidy equivalent:  PSE = Q[Pd – Pw]  + DP – LV + OS, where Q is output quantity, Pd is the domestic price, Pw is world or border price, DP are direct payments, LV are any levies assessed on the producer, and OS are other transfers. </text:span></text:p>
        </text:list-item>
        <text:list-item>
          <text:p text:style-name="P10"><text:span text:style-name="T2">Estimates show water, energy and agriculture receive substantial subsides, but agriculture receives the largest by far. Why?</text:span></text:p>
        </text:list-item>
        <text:list-item>
          <text:p text:style-name="P10"><text:span text:style-name="T2">Agricultural production subsidies are usually environmentally degrading, because they create incentives to intensify and/or extensify production.</text:span></text:p>
        </text:list-item>
        <text:list-item>
          <text:p text:style-name="P10"><text:span text:style-name="T2">Subsidies can be used to encourage the adoption of environmentally-friendly production practices.</text:span></text:p>
        </text:list-item>
        <text:list-item>
          <text:p text:style-name="P10"><text:span text:style-name="T2">Using subsidies to finance the discovery of new production and other technologies to improve environmental conditions can lead to unanticipated effects, environmental and other.</text:span></text:p>
        </text:list-item>
        <text:list-item>
          <text:p text:style-name="P10"><text:span text:style-name="T2">See class discussion and graphical analysis of subsidies and externaliti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StarSymbol" svg:font-family="StarSymbol"/>
    <style:font-face style:name="Symbol" svg:font-family="Symbol"/>
    <style:font-face style:name="Norasi" svg:font-family="Norasi"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Roman No9 L" fo:font-size="12pt" fo:font-weight="bold" style:font-name-asian="DejaVu Sans" style:font-size-asian="12pt" style:font-weight-asian="bold" style:font-name-complex="DejaVu Sans" style:font-size-complex="12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2-23T09:44:28</meta:creation-date>
    <dc:date>2011-03-09T11:18:20</dc:date>
    <meta:editing-cycles>3</meta:editing-cycles>
    <meta:editing-duration>PT23M25S</meta:editing-duration>
    <meta:user-defined meta:name="Info 1"/>
    <meta:user-defined meta:name="Info 2"/>
    <meta:user-defined meta:name="Info 3"/>
    <meta:user-defined meta:name="Info 4"/>
    <meta:document-statistic meta:table-count="0" meta:image-count="0" meta:object-count="0" meta:page-count="3" meta:paragraph-count="61" meta:word-count="977" meta:character-count="6789"/>
  </office:meta>
</office:document-meta>
</file>